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graphic" style:name="a38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3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87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haleahFat" style:font-family-asian="ThaleahFat" style:font-pitch="variable" style:font-pitch-asian="variable" fo:font-size="1.33333in" style:font-size-asian="1.33333in" style:font-size-complex="1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392" style:parent-style-name="Graphics">
      <style:graphic-properties draw:fill="none" draw:stroke="none"/>
    </style:style>
    <style:style style:family="drawing-page" style:name="a381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38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2" style:parent-style-name="Graphics">
      <style:graphic-properties draw:fill="none" draw:stroke="none"/>
    </style:style>
    <style:style style:family="text" style:name="a389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3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haleahFat" style:font-family-asian="ThaleahFat" style:font-pitch="variable" style:font-pitch-asian="variable" fo:font-size="2.63889in" style:font-size-asian="2.63889in" style:font-size-complex="2.6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84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haleahFat" style:font-family-asian="ThaleahFat" style:font-pitch="variable" style:font-pitch-asian="variable" fo:font-size="2.63889in" style:font-size-asian="2.63889in" style:font-size-complex="2.6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8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presentation>
      <draw:page draw:name="Slide1" draw:style-name="a381" draw:master-page-name="Master1-Layout1-title-Title-Slide" presentation:presentation-page-layout-name="Master1-PPL1" draw:id="Slide-256">
        <draw:frame draw:id="id63" draw:style-name="a382" draw:name="Picture 4" svg:x="0in" svg:y="-0.14106in" svg:width="7.5in" svg:height="1.90233in" style:rel-width="scale" style:rel-height="scale">
          <draw:image xlink:href="media/image1.png" xlink:type="simple" xlink:show="embed" xlink:actuate="onLoad"/>
          <svg:title/>
          <svg:desc>Diagram

Description automatically generated</svg:desc>
        </draw:frame>
        <draw:frame draw:id="id64" draw:style-name="a386" draw:name="TextBox 5" svg:x="0.19262in" svg:y="8.06557in" svg:width="7.11475in" svg:height="3.29857in">
          <draw:text-box>
            <text:p text:style-name="a385" text:class-names="" text:cond-style-name=""><text:span text:style-name="a383" text:class-names="">10.11.21</text:span><text:span text:style-name="a384" text:class-names=""/></text:p>
          </draw:text-box>
          <svg:title/>
          <svg:desc/>
        </draw:frame>
        <draw:frame draw:id="id65" draw:style-name="a391" draw:name="TextBox 6" svg:x="0.19262in" svg:y="7.69533in" svg:width="7.11475in" svg:height="2.01953in">
          <draw:text-box>
            <text:p text:style-name="a388" text:class-names="" text:cond-style-name=""><text:span text:style-name="a387" text:class-names="">Releasing:</text:span></text:p>
            <text:p text:style-name="a390" text:class-names="" text:cond-style-name=""><text:span text:style-name="a389" text:class-names=""/></text:p>
          </draw:text-box>
          <svg:title/>
          <svg:desc/>
        </draw:frame>
        <draw:frame draw:id="id66" draw:style-name="a392" draw:name="Picture 8" svg:x="0.76181in" svg:y="1.9371in" svg:width="5.97637in" svg:height="5.94336in" style:rel-width="scale" style:rel-height="scale">
          <draw:image xlink:href="media/image2.png" xlink:type="simple" xlink:show="embed" xlink:actuate="onLoad"/>
          <svg:title/>
          <svg:desc>Diagram, qr code

Description automatically generated</svg:desc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0.5625in" svg:y="1.77296in" svg:width="6.375in" svg:height="3.77161in"/>
      <presentation:placeholder presentation:object="subtitle" svg:x="0.9375in" svg:y="5.69001in" svg:width="5.625in" svg:height="2.61555in"/>
      <presentation:placeholder presentation:object="date-time" svg:x="0.51563in" svg:y="10.0409in" svg:width="1.6875in" svg:height="0.57677in"/>
      <presentation:placeholder presentation:object="footer" svg:x="2.48438in" svg:y="10.0409in" svg:width="2.53125in" svg:height="0.57677in"/>
      <presentation:placeholder presentation:object="page-number" svg:x="5.29688in" svg:y="10.0409in" svg:width="1.6875in" svg:height="0.57677in"/>
    </style:presentation-page-layout>
    <style:presentation-page-layout style:name="Master1-PPL2" style:display-name="Title and Content">
      <presentation:placeholder presentation:object="title" svg:x="0.51563in" svg:y="0.57678in" svg:width="6.46875in" svg:height="2.09394in"/>
      <presentation:placeholder presentation:object="object" svg:x="0.51563in" svg:y="2.88387in" svg:width="6.46875in" svg:height="6.87365in"/>
      <presentation:placeholder presentation:object="date-time" svg:x="0.51563in" svg:y="10.0409in" svg:width="1.6875in" svg:height="0.57677in"/>
      <presentation:placeholder presentation:object="footer" svg:x="2.48438in" svg:y="10.0409in" svg:width="2.53125in" svg:height="0.57677in"/>
      <presentation:placeholder presentation:object="page-number" svg:x="5.29688in" svg:y="10.0409in" svg:width="1.6875in" svg:height="0.57677in"/>
    </style:presentation-page-layout>
    <style:presentation-page-layout style:name="Master1-PPL3" style:display-name="Section Header">
      <presentation:placeholder presentation:object="title" svg:x="0.51172in" svg:y="2.70081in" svg:width="6.46875in" svg:height="4.50636in"/>
      <presentation:placeholder presentation:object="outline" svg:x="0.51172in" svg:y="7.24981in" svg:width="6.46875in" svg:height="2.36979in"/>
      <presentation:placeholder presentation:object="date-time" svg:x="0.51563in" svg:y="10.0409in" svg:width="1.6875in" svg:height="0.57677in"/>
      <presentation:placeholder presentation:object="footer" svg:x="2.48438in" svg:y="10.0409in" svg:width="2.53125in" svg:height="0.57677in"/>
      <presentation:placeholder presentation:object="page-number" svg:x="5.29688in" svg:y="10.0409in" svg:width="1.6875in" svg:height="0.57677in"/>
    </style:presentation-page-layout>
    <style:presentation-page-layout style:name="Master1-PPL4" style:display-name="Two Content">
      <presentation:placeholder presentation:object="title" svg:x="0.51563in" svg:y="0.57678in" svg:width="6.46875in" svg:height="2.09394in"/>
      <presentation:placeholder presentation:object="object" svg:x="0.51563in" svg:y="2.88387in" svg:width="3.1875in" svg:height="6.87365in"/>
      <presentation:placeholder presentation:object="object" svg:x="3.79688in" svg:y="2.88387in" svg:width="3.1875in" svg:height="6.87365in"/>
      <presentation:placeholder presentation:object="date-time" svg:x="0.51563in" svg:y="10.0409in" svg:width="1.6875in" svg:height="0.57677in"/>
      <presentation:placeholder presentation:object="footer" svg:x="2.48438in" svg:y="10.0409in" svg:width="2.53125in" svg:height="0.57677in"/>
      <presentation:placeholder presentation:object="page-number" svg:x="5.29688in" svg:y="10.0409in" svg:width="1.6875in" svg:height="0.57677in"/>
    </style:presentation-page-layout>
    <style:presentation-page-layout style:name="Master1-PPL5" style:display-name="Comparison">
      <presentation:placeholder presentation:object="title" svg:x="0.5166in" svg:y="0.57678in" svg:width="6.46875in" svg:height="2.09394in"/>
      <presentation:placeholder presentation:object="outline" svg:x="0.5166in" svg:y="2.65567in" svg:width="3.17285in" svg:height="1.3015in"/>
      <presentation:placeholder presentation:object="object" svg:x="0.5166in" svg:y="3.95718in" svg:width="3.17285in" svg:height="5.82041in"/>
      <presentation:placeholder presentation:object="outline" svg:x="3.79688in" svg:y="2.65567in" svg:width="3.18848in" svg:height="1.3015in"/>
      <presentation:placeholder presentation:object="object" svg:x="3.79688in" svg:y="3.95718in" svg:width="3.18848in" svg:height="5.82041in"/>
      <presentation:placeholder presentation:object="date-time" svg:x="0.51563in" svg:y="10.0409in" svg:width="1.6875in" svg:height="0.57677in"/>
      <presentation:placeholder presentation:object="footer" svg:x="2.48438in" svg:y="10.0409in" svg:width="2.53125in" svg:height="0.57677in"/>
      <presentation:placeholder presentation:object="page-number" svg:x="5.29688in" svg:y="10.0409in" svg:width="1.6875in" svg:height="0.57677in"/>
    </style:presentation-page-layout>
    <style:presentation-page-layout style:name="Master1-PPL6" style:display-name="Title Only">
      <presentation:placeholder presentation:object="title" svg:x="0.51563in" svg:y="0.57678in" svg:width="6.46875in" svg:height="2.09394in"/>
      <presentation:placeholder presentation:object="date-time" svg:x="0.51563in" svg:y="10.0409in" svg:width="1.6875in" svg:height="0.57677in"/>
      <presentation:placeholder presentation:object="footer" svg:x="2.48438in" svg:y="10.0409in" svg:width="2.53125in" svg:height="0.57677in"/>
      <presentation:placeholder presentation:object="page-number" svg:x="5.29688in" svg:y="10.0409in" svg:width="1.6875in" svg:height="0.57677in"/>
    </style:presentation-page-layout>
    <style:presentation-page-layout style:name="Master1-PPL7" style:display-name="Blank">
      <presentation:placeholder presentation:object="date-time" svg:x="0.51563in" svg:y="10.0409in" svg:width="1.6875in" svg:height="0.57677in"/>
      <presentation:placeholder presentation:object="footer" svg:x="2.48438in" svg:y="10.0409in" svg:width="2.53125in" svg:height="0.57677in"/>
      <presentation:placeholder presentation:object="page-number" svg:x="5.29688in" svg:y="10.0409in" svg:width="1.6875in" svg:height="0.57677in"/>
    </style:presentation-page-layout>
    <style:presentation-page-layout style:name="Master1-PPL8" style:display-name="Content with Caption">
      <presentation:placeholder presentation:object="title" svg:x="0.5166in" svg:y="0.72222in" svg:width="2.41895in" svg:height="2.52778in"/>
      <presentation:placeholder presentation:object="object" svg:x="3.18848in" svg:y="1.5598in" svg:width="3.79688in" svg:height="7.69869in"/>
      <presentation:placeholder presentation:object="outline" svg:x="0.5166in" svg:y="3.25in" svg:width="2.41895in" svg:height="6.02103in"/>
      <presentation:placeholder presentation:object="date-time" svg:x="0.51563in" svg:y="10.0409in" svg:width="1.6875in" svg:height="0.57677in"/>
      <presentation:placeholder presentation:object="footer" svg:x="2.48438in" svg:y="10.0409in" svg:width="2.53125in" svg:height="0.57677in"/>
      <presentation:placeholder presentation:object="page-number" svg:x="5.29688in" svg:y="10.0409in" svg:width="1.6875in" svg:height="0.57677in"/>
    </style:presentation-page-layout>
    <style:presentation-page-layout style:name="Master1-PPL9" style:display-name="Picture with Caption">
      <presentation:placeholder presentation:object="title" svg:x="0.5166in" svg:y="0.72222in" svg:width="2.41895in" svg:height="2.52778in"/>
      <presentation:placeholder presentation:object="graphic" svg:x="3.18848in" svg:y="1.5598in" svg:width="3.79688in" svg:height="7.69869in"/>
      <presentation:placeholder presentation:object="outline" svg:x="0.5166in" svg:y="3.25in" svg:width="2.41895in" svg:height="6.02103in"/>
      <presentation:placeholder presentation:object="date-time" svg:x="0.51563in" svg:y="10.0409in" svg:width="1.6875in" svg:height="0.57677in"/>
      <presentation:placeholder presentation:object="footer" svg:x="2.48438in" svg:y="10.0409in" svg:width="2.53125in" svg:height="0.57677in"/>
      <presentation:placeholder presentation:object="page-number" svg:x="5.29688in" svg:y="10.0409in" svg:width="1.6875in" svg:height="0.57677in"/>
    </style:presentation-page-layout>
    <style:presentation-page-layout style:name="Master1-PPL10" style:display-name="Title and Vertical Text">
      <presentation:placeholder presentation:object="title" svg:x="0.51563in" svg:y="0.57678in" svg:width="6.46875in" svg:height="2.09394in"/>
      <presentation:placeholder presentation:object="outline" svg:x="0.51563in" svg:y="2.88387in" svg:width="6.46875in" svg:height="6.87365in"/>
      <presentation:placeholder presentation:object="date-time" svg:x="0.51563in" svg:y="10.0409in" svg:width="1.6875in" svg:height="0.57677in"/>
      <presentation:placeholder presentation:object="footer" svg:x="2.48438in" svg:y="10.0409in" svg:width="2.53125in" svg:height="0.57677in"/>
      <presentation:placeholder presentation:object="page-number" svg:x="5.29688in" svg:y="10.0409in" svg:width="1.6875in" svg:height="0.57677in"/>
    </style:presentation-page-layout>
    <style:presentation-page-layout style:name="Master1-PPL11" style:display-name="Vertical Title and Text">
      <presentation:placeholder presentation:object="title" svg:x="5.36719in" svg:y="0.57677in" svg:width="1.61719in" svg:height="9.18075in"/>
      <presentation:placeholder presentation:object="outline" svg:x="0.51563in" svg:y="0.57677in" svg:width="4.75781in" svg:height="9.18075in"/>
      <presentation:placeholder presentation:object="date-time" svg:x="0.51563in" svg:y="10.0409in" svg:width="1.6875in" svg:height="0.57677in"/>
      <presentation:placeholder presentation:object="footer" svg:x="2.48438in" svg:y="10.0409in" svg:width="2.53125in" svg:height="0.57677in"/>
      <presentation:placeholder presentation:object="page-number" svg:x="5.29688in" svg:y="10.0409in" svg:width="1.6875in" svg:height="0.57677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7.5in" fo:page-height="10.83333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4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4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88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0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2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5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2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66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8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223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25in" style:font-size-asian="0.625in" style:font-size-complex="0.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25in" style:font-size-asian="0.625in" style:font-size-complex="0.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8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19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8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25in" style:font-size-asian="0.625in" style:font-size-complex="0.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25in" style:font-size-asian="0.625in" style:font-size-complex="0.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92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77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206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87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87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</text:list-style>
    <text:list-style style:name="a360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87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</text:list-style>
    <text:list-style style:name="a71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87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1.875in"/>
      </text:list-level-style-number>
      <text:list-level-style-number text:level="7" style:num-format="">
        <style:list-level-properties text:space-before="2.25in"/>
      </text:list-level-style-number>
      <text:list-level-style-number text:level="8" style:num-format="">
        <style:list-level-properties text:space-before="2.625in"/>
      </text:list-level-style-number>
      <text:list-level-style-number text:level="9" style:num-format="">
        <style:list-level-properties text:space-before="3in"/>
      </text:list-level-style-number>
    </text:list-style>
    <text:list-style style:name="a137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87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</text:list-style>
    <text:list-style style:name="a363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87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87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87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</text:list-style>
    <text:list-style style:name="a367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87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87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</text:list-style>
    <text:list-style style:name="a320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87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</text:list-style>
    <text:list-style style:name="a323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87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1.875in"/>
      </text:list-level-style-number>
      <text:list-level-style-number text:level="7" style:num-format="">
        <style:list-level-properties text:space-before="2.25in"/>
      </text:list-level-style-number>
      <text:list-level-style-number text:level="8" style:num-format="">
        <style:list-level-properties text:space-before="2.625in"/>
      </text:list-level-style-number>
      <text:list-level-style-number text:level="9" style:num-format="">
        <style:list-level-properties text:space-before="3in"/>
      </text:list-level-style-number>
    </text:list-style>
    <text:list-style style:name="a2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1.875in"/>
      </text:list-level-style-number>
      <text:list-level-style-number text:level="7" style:num-format="">
        <style:list-level-properties text:space-before="2.25in"/>
      </text:list-level-style-number>
      <text:list-level-style-number text:level="8" style:num-format="">
        <style:list-level-properties text:space-before="2.625in"/>
      </text:list-level-style-number>
      <text:list-level-style-number text:level="9" style:num-format="">
        <style:list-level-properties text:space-before="3in"/>
      </text:list-level-style-number>
    </text:list-style>
    <text:list-style style:name="a10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87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</text:list-style>
    <text:list-style style:name="a326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87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87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87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</text:list-style>
    <text:list-style style:name="a329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87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87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87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87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1.875in"/>
      </text:list-level-style-number>
      <text:list-level-style-number text:level="7" style:num-format="">
        <style:list-level-properties text:space-before="2.25in"/>
      </text:list-level-style-number>
      <text:list-level-style-number text:level="8" style:num-format="">
        <style:list-level-properties text:space-before="2.625in"/>
      </text:list-level-style-number>
      <text:list-level-style-number text:level="9" style:num-format="">
        <style:list-level-properties text:space-before="3in"/>
      </text:list-level-style-number>
    </text:list-style>
    <text:list-style style:name="a140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87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87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1.875in"/>
      </text:list-level-style-number>
      <text:list-level-style-number text:level="7" style:num-format="">
        <style:list-level-properties text:space-before="2.25in"/>
      </text:list-level-style-number>
      <text:list-level-style-number text:level="8" style:num-format="">
        <style:list-level-properties text:space-before="2.625in"/>
      </text:list-level-style-number>
      <text:list-level-style-number text:level="9" style:num-format="">
        <style:list-level-properties text:space-before="3in"/>
      </text:list-level-style-number>
    </text:list-style>
    <text:list-style style:name="a120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87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87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87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87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87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87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</text:list-style>
    <text:list-style style:name="a354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87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87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</text:list-style>
    <text:list-style style:name="a357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87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87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87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87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87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87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87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87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87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87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87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87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87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87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87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7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3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7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51563in" svg:y="0.57678in" svg:width="6.46875in" svg:height="2.09394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51563in" svg:y="2.88387in" svg:width="6.46875in" svg:height="6.87365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0.51563in" svg:y="10.0409in" svg:width="1.6875in" svg:height="0.57677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Footer Placeholder 4" svg:x="2.48438in" svg:y="10.0409in" svg:width="2.53125in" svg:height="0.57677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lide Number Placeholder 5" svg:x="5.29688in" svg:y="10.0409in" svg:width="1.6875in" svg:height="0.57677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Title-Slide" style:page-layout-name="pageLayout1" draw:style-name="a34">
      <draw:frame draw:id="id5" presentation:style-name="a38" draw:name="Title 1" svg:x="0.5625in" svg:y="1.77296in" svg:width="6.375in" svg:height="3.77161in" presentation:class="title" presentation:placeholder="false">
        <draw:text-box>
          <text:p text:style-name="a37" text:class-names="" text:cond-style-name=""><text:span text:style-name="a35" text:class-names="">Click to edit Master title style</text:span><text:span text:style-name="a36" text:class-names=""/></text:p>
        </draw:text-box>
        <svg:title/>
        <svg:desc/>
      </draw:frame>
      <draw:frame draw:id="id6" presentation:style-name="a42" draw:name="Subtitle 2" svg:x="0.9375in" svg:y="5.69001in" svg:width="5.625in" svg:height="2.61555in" presentation:class="subtitle" presentation:placeholder="false">
        <draw:text-box>
          <text:p text:style-name="a41" text:class-names="" text:cond-style-name=""><text:span text:style-name="a39" text:class-names="">Click to edit Master subtitle style</text:span><text:span text:style-name="a40" text:class-names=""/></text:p>
        </draw:text-box>
        <svg:title/>
        <svg:desc/>
      </draw:frame>
      <draw:frame draw:id="id7" presentation:style-name="a47" draw:name="Date Placeholder 3" svg:x="0.51563in" svg:y="10.0409in" svg:width="1.6875in" svg:height="0.57677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Footer Placeholder 4" svg:x="2.48438in" svg:y="10.0409in" svg:width="2.53125in" svg:height="0.57677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Slide Number Placeholder 5" svg:x="5.29688in" svg:y="10.0409in" svg:width="1.6875in" svg:height="0.57677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itle-and-Content" style:page-layout-name="pageLayout1" draw:style-name="a55">
      <draw:frame draw:id="id10" presentation:style-name="a59" draw:name="Title 1" svg:x="0.51563in" svg:y="0.57678in" svg:width="6.46875in" svg:height="2.09394in" presentation:class="title" presentation:placeholder="false">
        <draw:text-box>
          <text:p text:style-name="a58" text:class-names="" text:cond-style-name=""><text:span text:style-name="a56" text:class-names="">Click to edit Master title style</text:span><text:span text:style-name="a57" text:class-names=""/></text:p>
        </draw:text-box>
        <svg:title/>
        <svg:desc/>
      </draw:frame>
      <draw:frame draw:id="id11" presentation:style-name="a76" draw:name="Content Placeholder 2" svg:x="0.51563in" svg:y="2.88387in" svg:width="6.46875in" svg:height="6.87365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Click to edit Master text styles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Second level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hird level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Fifth level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Date Placeholder 3" svg:x="0.51563in" svg:y="10.0409in" svg:width="1.6875in" svg:height="0.57677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Footer Placeholder 4" svg:x="2.48438in" svg:y="10.0409in" svg:width="2.53125in" svg:height="0.57677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Slide Number Placeholder 5" svg:x="5.29688in" svg:y="10.0409in" svg:width="1.6875in" svg:height="0.57677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Section-Header" style:page-layout-name="pageLayout1" draw:style-name="a89">
      <draw:frame draw:id="id15" presentation:style-name="a93" draw:name="Title 1" svg:x="0.51172in" svg:y="2.70081in" svg:width="6.46875in" svg:height="4.50636in" presentation:class="title" presentation:placeholder="false">
        <draw:text-box>
          <text:p text:style-name="a92" text:class-names="" text:cond-style-name=""><text:span text:style-name="a90" text:class-names="">Click to edit Master title style</text:span><text:span text:style-name="a91" text:class-names=""/></text:p>
        </draw:text-box>
        <svg:title/>
        <svg:desc/>
      </draw:frame>
      <draw:frame draw:id="id16" presentation:style-name="a97" draw:name="Text Placeholder 2" svg:x="0.51172in" svg:y="7.24981in" svg:width="6.46875in" svg:height="2.36979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Click to edit Master text styles</text:span></text:p>
            </text:list-item>
          </text:list>
        </draw:text-box>
        <svg:title/>
        <svg:desc/>
      </draw:frame>
      <draw:frame draw:id="id17" presentation:style-name="a102" draw:name="Date Placeholder 3" svg:x="0.51563in" svg:y="10.0409in" svg:width="1.6875in" svg:height="0.57677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Footer Placeholder 4" svg:x="2.48438in" svg:y="10.0409in" svg:width="2.53125in" svg:height="0.57677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Slide Number Placeholder 5" svg:x="5.29688in" svg:y="10.0409in" svg:width="1.6875in" svg:height="0.57677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Two-Content" style:page-layout-name="pageLayout1" draw:style-name="a110">
      <draw:frame draw:id="id20" presentation:style-name="a114" draw:name="Title 1" svg:x="0.51563in" svg:y="0.57678in" svg:width="6.46875in" svg:height="2.09394in" presentation:class="title" presentation:placeholder="false">
        <draw:text-box>
          <text:p text:style-name="a113" text:class-names="" text:cond-style-name=""><text:span text:style-name="a111" text:class-names="">Click to edit Master title style</text:span><text:span text:style-name="a112" text:class-names=""/></text:p>
        </draw:text-box>
        <svg:title/>
        <svg:desc/>
      </draw:frame>
      <draw:frame draw:id="id21" presentation:style-name="a131" draw:name="Content Placeholder 2" svg:x="0.51563in" svg:y="2.88387in" svg:width="3.1875in" svg:height="6.87365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ck to edit Master text styles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 le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hird le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Fifth level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Content Placeholder 3" svg:x="3.79688in" svg:y="2.88387in" svg:width="3.1875in" svg:height="6.87365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Click to edit Master text styles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Second level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hird level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Fifth level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Date Placeholder 4" svg:x="0.51563in" svg:y="10.0409in" svg:width="1.6875in" svg:height="0.57677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Footer Placeholder 5" svg:x="2.48438in" svg:y="10.0409in" svg:width="2.53125in" svg:height="0.57677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Slide Number Placeholder 6" svg:x="5.29688in" svg:y="10.0409in" svg:width="1.6875in" svg:height="0.57677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Comparison" style:page-layout-name="pageLayout1" draw:style-name="a161">
      <draw:frame draw:id="id26" presentation:style-name="a165" draw:name="Title 1" svg:x="0.5166in" svg:y="0.57678in" svg:width="6.46875in" svg:height="2.09394in" presentation:class="title" presentation:placeholder="false">
        <draw:text-box>
          <text:p text:style-name="a164" text:class-names="" text:cond-style-name=""><text:span text:style-name="a162" text:class-names="">Click to edit Master title style</text:span><text:span text:style-name="a163" text:class-names=""/></text:p>
        </draw:text-box>
        <svg:title/>
        <svg:desc/>
      </draw:frame>
      <draw:frame draw:id="id27" presentation:style-name="a169" draw:name="Text Placeholder 2" svg:x="0.5166in" svg:y="2.65567in" svg:width="3.17285in" svg:height="1.3015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Click to edit Master text styles</text:span></text:p>
            </text:list-item>
          </text:list>
        </draw:text-box>
        <svg:title/>
        <svg:desc/>
      </draw:frame>
      <draw:frame draw:id="id28" presentation:style-name="a186" draw:name="Content Placeholder 3" svg:x="0.5166in" svg:y="3.95718in" svg:width="3.17285in" svg:height="5.8204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Click to edit Master text styles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cond level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hird level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Fifth level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Text Placeholder 4" svg:x="3.79688in" svg:y="2.65567in" svg:width="3.18848in" svg:height="1.3015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Click to edit Master text styles</text:span></text:p>
            </text:list-item>
          </text:list>
        </draw:text-box>
        <svg:title/>
        <svg:desc/>
      </draw:frame>
      <draw:frame draw:id="id30" presentation:style-name="a207" draw:name="Content Placeholder 5" svg:x="3.79688in" svg:y="3.95718in" svg:width="3.18848in" svg:height="5.8204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Click to edit Master text styles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Second level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hird level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Fifth level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Date Placeholder 6" svg:x="0.51563in" svg:y="10.0409in" svg:width="1.6875in" svg:height="0.57677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Footer Placeholder 7" svg:x="2.48438in" svg:y="10.0409in" svg:width="2.53125in" svg:height="0.57677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Slide Number Placeholder 8" svg:x="5.29688in" svg:y="10.0409in" svg:width="1.6875in" svg:height="0.57677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Title-Only" style:page-layout-name="pageLayout1" draw:style-name="a220">
      <draw:frame draw:id="id34" presentation:style-name="a224" draw:name="Title 1" svg:x="0.51563in" svg:y="0.57678in" svg:width="6.46875in" svg:height="2.09394in" presentation:class="title" presentation:placeholder="false">
        <draw:text-box>
          <text:p text:style-name="a223" text:class-names="" text:cond-style-name=""><text:span text:style-name="a221" text:class-names="">Click to edit Master title style</text:span><text:span text:style-name="a222" text:class-names=""/></text:p>
        </draw:text-box>
        <svg:title/>
        <svg:desc/>
      </draw:frame>
      <draw:frame draw:id="id35" presentation:style-name="a229" draw:name="Date Placeholder 2" svg:x="0.51563in" svg:y="10.0409in" svg:width="1.6875in" svg:height="0.57677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Footer Placeholder 3" svg:x="2.48438in" svg:y="10.0409in" svg:width="2.53125in" svg:height="0.57677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Slide Number Placeholder 4" svg:x="5.29688in" svg:y="10.0409in" svg:width="1.6875in" svg:height="0.57677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Blank" style:page-layout-name="pageLayout1" draw:style-name="a237">
      <draw:frame draw:id="id38" presentation:style-name="a242" draw:name="Date Placeholder 1" svg:x="0.51563in" svg:y="10.0409in" svg:width="1.6875in" svg:height="0.57677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Footer Placeholder 2" svg:x="2.48438in" svg:y="10.0409in" svg:width="2.53125in" svg:height="0.57677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Slide Number Placeholder 3" svg:x="5.29688in" svg:y="10.0409in" svg:width="1.6875in" svg:height="0.57677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0">
      <draw:frame draw:id="id41" presentation:style-name="a254" draw:name="Title 1" svg:x="0.5166in" svg:y="0.72222in" svg:width="2.41895in" svg:height="2.52778in" presentation:class="title" presentation:placeholder="false">
        <draw:text-box>
          <text:p text:style-name="a253" text:class-names="" text:cond-style-name=""><text:span text:style-name="a251" text:class-names="">Click to edit Master title style</text:span><text:span text:style-name="a252" text:class-names=""/></text:p>
        </draw:text-box>
        <svg:title/>
        <svg:desc/>
      </draw:frame>
      <draw:frame draw:id="id42" presentation:style-name="a271" draw:name="Content Placeholder 2" svg:x="3.18848in" svg:y="1.5598in" svg:width="3.79688in" svg:height="7.69869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Click to edit Master text styles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Second level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hird level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ifth level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Text Placeholder 3" svg:x="0.5166in" svg:y="3.25in" svg:width="2.41895in" svg:height="6.02103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Click to edit Master text styles</text:span></text:p>
            </text:list-item>
          </text:list>
        </draw:text-box>
        <svg:title/>
        <svg:desc/>
      </draw:frame>
      <draw:frame draw:id="id44" presentation:style-name="a280" draw:name="Date Placeholder 4" svg:x="0.51563in" svg:y="10.0409in" svg:width="1.6875in" svg:height="0.57677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Footer Placeholder 5" svg:x="2.48438in" svg:y="10.0409in" svg:width="2.53125in" svg:height="0.57677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Slide Number Placeholder 6" svg:x="5.29688in" svg:y="10.0409in" svg:width="1.6875in" svg:height="0.57677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88">
      <draw:frame draw:id="id47" presentation:style-name="a292" draw:name="Title 1" svg:x="0.5166in" svg:y="0.72222in" svg:width="2.41895in" svg:height="2.52778in" presentation:class="title" presentation:placeholder="false">
        <draw:text-box>
          <text:p text:style-name="a291" text:class-names="" text:cond-style-name=""><text:span text:style-name="a289" text:class-names="">Click to edit Master title style</text:span><text:span text:style-name="a290" text:class-names=""/></text:p>
        </draw:text-box>
        <svg:title/>
        <svg:desc/>
      </draw:frame>
      <draw:frame draw:id="id48" presentation:style-name="a296" draw:name="Picture Placeholder 2" svg:x="3.18848in" svg:y="1.5598in" svg:width="3.79688in" svg:height="7.69869in" presentation:class="graphic" presentation:placeholder="false">
        <draw:text-box>
          <text:p text:style-name="a295" text:class-names="" text:cond-style-name=""><text:span text:style-name="a293" text:class-names="">Click icon to add picture</text:span><text:span text:style-name="a294" text:class-names=""/></text:p>
        </draw:text-box>
        <svg:title/>
        <svg:desc/>
      </draw:frame>
      <draw:frame draw:id="id49" presentation:style-name="a300" draw:name="Text Placeholder 3" svg:x="0.5166in" svg:y="3.25in" svg:width="2.41895in" svg:height="6.02103in" presentation:class="outline" presentation:placeholder="false">
        <draw:text-box>
          <text:list text:style-name="a299">
            <text:list-item>
              <text:p text:style-name="a298" text:class-names="" text:cond-style-name=""><text:span text:style-name="a297" text:class-names="">Click to edit Master text styles</text:span></text:p>
            </text:list-item>
          </text:list>
        </draw:text-box>
        <svg:title/>
        <svg:desc/>
      </draw:frame>
      <draw:frame draw:id="id50" presentation:style-name="a305" draw:name="Date Placeholder 4" svg:x="0.51563in" svg:y="10.0409in" svg:width="1.6875in" svg:height="0.57677in" presentation:class="date-time" presentation:placeholder="false">
        <draw:text-box>
          <text:p text:style-name="a304" text:class-names="" text:cond-style-name=""><text:span text:style-name="a301" text:class-names=""><text:date text:fixed="false" style:data-style-name="a302"/></text:span><text:span text:style-name="a303" text:class-names=""/></text:p>
        </draw:text-box>
        <svg:title/>
        <svg:desc/>
      </draw:frame>
      <draw:frame draw:id="id51" presentation:style-name="a308" draw:name="Footer Placeholder 5" svg:x="2.48438in" svg:y="10.0409in" svg:width="2.53125in" svg:height="0.57677in" presentation:class="footer" presentation:placeholder="false">
        <draw:text-box>
          <text:p text:style-name="a307" text:class-names="" text:cond-style-name=""><text:span text:style-name="a306" text:class-names=""/></text:p>
        </draw:text-box>
        <svg:title/>
        <svg:desc/>
      </draw:frame>
      <draw:frame draw:id="id52" presentation:style-name="a312" draw:name="Slide Number Placeholder 6" svg:x="5.29688in" svg:y="10.0409in" svg:width="1.6875in" svg:height="0.57677in" presentation:class="page-number" presentation:placeholder="false">
        <draw:text-box>
          <text:p text:style-name="a311" text:class-names="" text:cond-style-name=""><text:span text:style-name="a309" text:class-names=""><text:page-number style:num-format="1" text:fixed="false"/></text:span><text:span text:style-name="a310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13">
      <draw:frame draw:id="id53" presentation:style-name="a317" draw:name="Title 1" svg:x="0.51563in" svg:y="0.57678in" svg:width="6.46875in" svg:height="2.09394in" presentation:class="title" presentation:placeholder="false">
        <draw:text-box>
          <text:p text:style-name="a316" text:class-names="" text:cond-style-name=""><text:span text:style-name="a314" text:class-names="">Click to edit Master title style</text:span><text:span text:style-name="a315" text:class-names=""/></text:p>
        </draw:text-box>
        <svg:title/>
        <svg:desc/>
      </draw:frame>
      <draw:frame draw:id="id54" presentation:style-name="a334" draw:name="Vertical Text Placeholder 2" svg:x="0.51563in" svg:y="2.88387in" svg:width="6.46875in" svg:height="6.87365in" presentation:class="outline" presentation:placeholder="false">
        <draw:text-box>
          <text:list text:style-name="a320">
            <text:list-item>
              <text:p text:style-name="a319" text:class-names="" text:cond-style-name=""><text:span text:style-name="a318" text:class-names="">Click to edit Master text styles</text:span></text:p>
            </text:list-item>
          </text:list>
          <text:list text:style-name="a323">
            <text:list-item>
              <text:list text:style-name="a323">
                <text:list-item>
                  <text:p text:style-name="a322" text:class-names="" text:cond-style-name=""><text:span text:style-name="a321" text:class-names="">Second level</text:span></text:p>
                </text:list-item>
              </text:list>
            </text:list-item>
          </text:list>
          <text:list text:style-name="a326">
            <text:list-item>
              <text:list text:style-name="a326">
                <text:list-item>
                  <text:list text:style-name="a326">
                    <text:list-item>
                      <text:p text:style-name="a325" text:class-names="" text:cond-style-name=""><text:span text:style-name="a324" text:class-names="">Third level</text:span></text:p>
                    </text:list-item>
                  </text:list>
                </text:list-item>
              </text:list>
            </text:list-item>
          </text:list>
          <text:list text:style-name="a329">
            <text:list-item>
              <text:list text:style-name="a329">
                <text:list-item>
                  <text:list text:style-name="a329">
                    <text:list-item>
                      <text:list text:style-name="a329">
                        <text:list-item>
                          <text:p text:style-name="a328" text:class-names="" text:cond-style-name=""><text:span text:style-name="a32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3">
            <text:list-item>
              <text:list text:style-name="a333">
                <text:list-item>
                  <text:list text:style-name="a333">
                    <text:list-item>
                      <text:list text:style-name="a333">
                        <text:list-item>
                          <text:list text:style-name="a333">
                            <text:list-item>
                              <text:p text:style-name="a332" text:class-names="" text:cond-style-name=""><text:span text:style-name="a330" text:class-names="">Fifth level</text:span><text:span text:style-name="a33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9" draw:name="Date Placeholder 3" svg:x="0.51563in" svg:y="10.0409in" svg:width="1.6875in" svg:height="0.57677in" presentation:class="date-time" presentation:placeholder="false">
        <draw:text-box>
          <text:p text:style-name="a338" text:class-names="" text:cond-style-name=""><text:span text:style-name="a335" text:class-names=""><text:date text:fixed="false" style:data-style-name="a336"/></text:span><text:span text:style-name="a337" text:class-names=""/></text:p>
        </draw:text-box>
        <svg:title/>
        <svg:desc/>
      </draw:frame>
      <draw:frame draw:id="id56" presentation:style-name="a342" draw:name="Footer Placeholder 4" svg:x="2.48438in" svg:y="10.0409in" svg:width="2.53125in" svg:height="0.57677in" presentation:class="footer" presentation:placeholder="false">
        <draw:text-box>
          <text:p text:style-name="a341" text:class-names="" text:cond-style-name=""><text:span text:style-name="a340" text:class-names=""/></text:p>
        </draw:text-box>
        <svg:title/>
        <svg:desc/>
      </draw:frame>
      <draw:frame draw:id="id57" presentation:style-name="a346" draw:name="Slide Number Placeholder 5" svg:x="5.29688in" svg:y="10.0409in" svg:width="1.6875in" svg:height="0.57677in" presentation:class="page-number" presentation:placeholder="false">
        <draw:text-box>
          <text:p text:style-name="a345" text:class-names="" text:cond-style-name=""><text:span text:style-name="a343" text:class-names=""><text:page-number style:num-format="1" text:fixed="false"/></text:span><text:span text:style-name="a344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47">
      <draw:frame draw:id="id58" presentation:style-name="a351" draw:name="Vertical Title 1" svg:x="5.36719in" svg:y="0.57677in" svg:width="1.61719in" svg:height="9.18075in" presentation:class="title" presentation:placeholder="false">
        <draw:text-box>
          <text:p text:style-name="a350" text:class-names="" text:cond-style-name=""><text:span text:style-name="a348" text:class-names="">Click to edit Master title style</text:span><text:span text:style-name="a349" text:class-names=""/></text:p>
        </draw:text-box>
        <svg:title/>
        <svg:desc/>
      </draw:frame>
      <draw:frame draw:id="id59" presentation:style-name="a368" draw:name="Vertical Text Placeholder 2" svg:x="0.51563in" svg:y="0.57677in" svg:width="4.75781in" svg:height="9.18075in" presentation:class="outline" presentation:placeholder="false">
        <draw:text-box>
          <text:list text:style-name="a354">
            <text:list-item>
              <text:p text:style-name="a353" text:class-names="" text:cond-style-name=""><text:span text:style-name="a352" text:class-names="">Click to edit Master text styles</text:span></text:p>
            </text:list-item>
          </text:list>
          <text:list text:style-name="a357">
            <text:list-item>
              <text:list text:style-name="a357">
                <text:list-item>
                  <text:p text:style-name="a356" text:class-names="" text:cond-style-name=""><text:span text:style-name="a355" text:class-names="">Second level</text:span></text:p>
                </text:list-item>
              </text:list>
            </text:list-item>
          </text:list>
          <text:list text:style-name="a360">
            <text:list-item>
              <text:list text:style-name="a360">
                <text:list-item>
                  <text:list text:style-name="a360">
                    <text:list-item>
                      <text:p text:style-name="a359" text:class-names="" text:cond-style-name=""><text:span text:style-name="a358" text:class-names="">Third level</text:span></text:p>
                    </text:list-item>
                  </text:list>
                </text:list-item>
              </text:list>
            </text:list-item>
          </text:list>
          <text:list text:style-name="a363">
            <text:list-item>
              <text:list text:style-name="a363">
                <text:list-item>
                  <text:list text:style-name="a363">
                    <text:list-item>
                      <text:list text:style-name="a363">
                        <text:list-item>
                          <text:p text:style-name="a362" text:class-names="" text:cond-style-name=""><text:span text:style-name="a36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7">
            <text:list-item>
              <text:list text:style-name="a367">
                <text:list-item>
                  <text:list text:style-name="a367">
                    <text:list-item>
                      <text:list text:style-name="a367">
                        <text:list-item>
                          <text:list text:style-name="a367">
                            <text:list-item>
                              <text:p text:style-name="a366" text:class-names="" text:cond-style-name=""><text:span text:style-name="a364" text:class-names="">Fifth level</text:span><text:span text:style-name="a36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3" draw:name="Date Placeholder 3" svg:x="0.51563in" svg:y="10.0409in" svg:width="1.6875in" svg:height="0.57677in" presentation:class="date-time" presentation:placeholder="false">
        <draw:text-box>
          <text:p text:style-name="a372" text:class-names="" text:cond-style-name=""><text:span text:style-name="a369" text:class-names=""><text:date text:fixed="false" style:data-style-name="a370"/></text:span><text:span text:style-name="a371" text:class-names=""/></text:p>
        </draw:text-box>
        <svg:title/>
        <svg:desc/>
      </draw:frame>
      <draw:frame draw:id="id61" presentation:style-name="a376" draw:name="Footer Placeholder 4" svg:x="2.48438in" svg:y="10.0409in" svg:width="2.53125in" svg:height="0.57677in" presentation:class="footer" presentation:placeholder="false">
        <draw:text-box>
          <text:p text:style-name="a375" text:class-names="" text:cond-style-name=""><text:span text:style-name="a374" text:class-names=""/></text:p>
        </draw:text-box>
        <svg:title/>
        <svg:desc/>
      </draw:frame>
      <draw:frame draw:id="id62" presentation:style-name="a380" draw:name="Slide Number Placeholder 5" svg:x="5.29688in" svg:y="10.0409in" svg:width="1.6875in" svg:height="0.57677in" presentation:class="page-number" presentation:placeholder="false">
        <draw:text-box>
          <text:p text:style-name="a379" text:class-names="" text:cond-style-name=""><text:span text:style-name="a377" text:class-names=""><text:page-number style:num-format="1" text:fixed="false"/></text:span><text:span text:style-name="a378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PowerPoint Presentation</dc:title>
    <meta:initial-creator>Jason Waghorn</meta:initial-creator>
    <dc:creator>Jason Waghorn</dc:creator>
    <meta:creation-date>2021-10-19T17:39:45Z</meta:creation-date>
    <dc:date>2021-10-19T17:45:13Z</dc:date>
    <meta:template xlink:href="Office%20Theme" xlink:type="simple"/>
    <meta:editing-cycles>1</meta:editing-cycles>
    <meta:editing-duration>PT327S</meta:editing-duration>
    <meta:document-statistic meta:paragraph-count="2" meta:word-count="3"/>
  </office:meta>
</office:document-meta>
</file>